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89066fd358142592b04fd3eb5bc84f8c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2r6" style:family="table-row">
      <style:table-row-properties style:row-height="1.341cm"/>
    </style:style>
    <style:style style:name="gr12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ac78a546ac4bf5ce886dbc97f97bf401" style:family="paragraph">
      <style:paragraph-properties fo:text-align="left"/>
    </style:style>
    <style:style style:name="P_159cbc60b1b6991bf72b18c22ab4ba53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ac78a546ac4bf5ce886dbc97f97bf401">
       <text:span text:style-name="T_a166147084ec7151ebf561247f08d94a">Receiver 2nd Floor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89066fd358142592b04fd3eb5bc84f8c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159cbc60b1b6991bf72b18c22ab4ba53">
       <text:span text:style-name="T_1bfd854ba74ea89a0d3645d98dbb5bf5">Femto Scan -  Ch.612 RSSI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RX Powe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40 to -105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05 to -95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95 to -8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85 to -75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-75 to -65</text:span>
        </text:p>
              </table:table-cell>
            </table:table-row>
            <table:table-row table:style-name="gr12r6">
              <table:table-cell table:style-name="gr12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2:24:52.000</dc:date>
    <dc:description>Sample 07 Description</dc:description>
    <dc:subject>Sample 07 Subject</dc:subject>
    <dc:title>Sample 07 Title</dc:title>
    <meta:creation-date>2015-04-16T02:24:52.000</meta:creation-date>
    <meta:initial-creator>HAT Developer</meta:initial-creator>
    <meta:keyword>office 2007 openxml libreoffice odt php</meta:keyword>
  </office:meta>
</office:document-meta>
</file>